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b7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3.1. ¿Qué es una “U” en un armario de comunicaciones o rack?</text:p>
      <text:p text:style-name="Standard"/>
      <text:p text:style-name="Standard"><text:tab/>La altura de estos armarios se mide en “U”. Cada “U” es equivalente a 1’75 pulgadas, lo que equivaldría a 44’45 mm. <text:span text:style-name="T1">Realmente una U es una unidad de medida. 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4T15:22:45.434053771</meta:creation-date>
    <dc:date>2019-10-24T15:30:43.745738086</dc:date>
    <dc:creator>I116-05 </dc:creator>
    <meta:editing-duration>PT7M59S</meta:editing-duration>
    <meta:editing-cycles>1</meta:editing-cycles>
    <meta:document-statistic meta:table-count="0" meta:image-count="0" meta:object-count="0" meta:page-count="1" meta:paragraph-count="2" meta:word-count="42" meta:character-count="220" meta:non-whitespace-character-count="178"/>
    <meta:generator>LibreOffice/6.0.4.1$Linux_X86_64 LibreOffice_project/00m0$Build-1</meta:generator>
  </office:meta>
</office:document-meta>
</file>